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1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3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kolik</text:p>
          </table:table-cell>
          <table:table-cell office:value-type="string" calcext:value-type="string">
            <text:p>cena/kus</text:p>
          </table:table-cell>
          <table:table-cell office:value-type="string" calcext:value-type="string">
            <text:p>celkem 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BR20-1500 rai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41.5" calcext:value-type="float">
            <text:p>41,5</text:p>
          </table:table-cell>
          <table:table-cell table:style-name="ce1" table:formula="of:=[.B2]*[.C2]" office:value-type="float" office:value="166" calcext:value-type="float">
            <text:p>166</text:p>
          </table:table-cell>
          <table:table-cell table:style-name="ce1" office:value-type="string" calcext:value-type="string">
            <text:p>https://www.aliexpress.com/store/product/2pcs-Bearing-Linear-Supported-Rail-SBR20mm-200-300-400-500-600-800-1000-1500-mm-Linear/2918069_32954636677.html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SBR20 carrier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www.aliexpress.com/item/SBR20UU-20mm-Linear-Ball-Bearing-Block-CNC-Router/1450202074.html" xlink:type="simple">https://www.aliexpress.com/item/SBR20UU-20mm-Linear-Ball-Bearing-Block-CNC-Router/1450202074.html</text:a></text:p>
          </table:table-cell>
          <table:table-cell table:style-name="ce2" table:number-columns-repeated="1019"/>
        </table:table-row>
        <table:table-row table:style-name="ro1">
          <table:table-cell table:style-name="ce1" office:value-type="string" calcext:value-type="string">
            <text:p>SFU-1605, 15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69.82" calcext:value-type="float">
            <text:p>69,82</text:p>
          </table:table-cell>
          <table:table-cell table:style-name="ce1" table:formula="of:=[.B4]*[.C4]" office:value-type="float" office:value="209.46" calcext:value-type="float">
            <text:p>209,46</text:p>
          </table:table-cell>
          <table:table-cell table:style-name="ce1" office:value-type="string" calcext:value-type="string">
            <text:p><text:a xlink:href="https://www.aliexpress.com/store/product/SFU1605-250-300-350-360-400-450-500-550-600-650-700-750-800-850-1000/2918069_32954652769.html" xlink:type="simple">https://www.aliexpress.com/store/product/SFU1605-250-300-350-360-400-450-500-550-600-650-700-750-800-850-1000/2918069_32954652769.html</text:a>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SFU-1605, 3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" calcext:value-type="float">
            <text:p>24</text:p>
          </table:table-cell>
          <table:table-cell table:style-name="ce1" table:formula="of:=[.B5]*[.C5]" office:value-type="float" office:value="24" calcext:value-type="float">
            <text:p>24</text:p>
          </table:table-cell>
          <table:table-cell table:style-name="ce1" office:value-type="string" calcext:value-type="string">
            <text:p>https://www.aliexpress.com/store/product/SFU1605-250-300-350-360-400-450-500-550-600-650-700-750-800-850-1000/2918069_32954652769.html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SFU FF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.74" calcext:value-type="float">
            <text:p>4,74</text:p>
          </table:table-cell>
          <table:table-cell table:style-name="ce2" table:formula="of:=[.B6]*[.C6]" office:value-type="float" office:value="14.22" calcext:value-type="float">
            <text:p>14,22</text:p>
          </table:table-cell>
          <table:table-cell table:style-name="ce2" office:value-type="string" calcext:value-type="string">
            <text:p>https://www.aliexpress.com/item/RN12-metal-lock-nuts-for-SFU1605-SFU1610-SFU1604-ball-screw-lock-nut-RN12-M12-x-1/32717973925.htm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SFU FK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.08" calcext:value-type="float">
            <text:p>8,08</text:p>
          </table:table-cell>
          <table:table-cell table:style-name="ce2" table:formula="of:=[.B7]*[.C7]" office:value-type="float" office:value="32.32" calcext:value-type="float">
            <text:p>32,32</text:p>
          </table:table-cell>
          <table:table-cell table:style-name="ce2" office:value-type="string" calcext:value-type="string">
            <text:p>https://www.aliexpress.com/item/RN12-metal-lock-nuts-for-SFU1605-SFU1610-SFU1604-ball-screw-lock-nut-RN12-M12-x-1/32717973925.htm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SFU BF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.4" calcext:value-type="float">
            <text:p>7,4</text:p>
          </table:table-cell>
          <table:table-cell table:style-name="ce2" table:formula="of:=[.B8]*[.C8]" office:value-type="float" office:value="7.4" calcext:value-type="float">
            <text:p>7,4</text:p>
          </table:table-cell>
          <table:table-cell table:style-name="ce2" office:value-type="string" calcext:value-type="string">
            <text:p>https://www.aliexpress.com/item/RN12-metal-lock-nuts-for-SFU1605-SFU1610-SFU1604-ball-screw-lock-nut-RN12-M12-x-1/32717973925.html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DSG16H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.68" calcext:value-type="float">
            <text:p>4,68</text:p>
          </table:table-cell>
          <table:table-cell table:style-name="ce2" table:formula="of:=[.B9]*[.C9]" office:value-type="float" office:value="18.72" calcext:value-type="float">
            <text:p>18,72</text:p>
          </table:table-cell>
          <table:table-cell table:style-name="ce2" office:value-type="string" calcext:value-type="string">
            <text:p>https://www.aliexpress.com/item/Free-shipping-ball-nut-housing-bracket-holder-aluminium-for-DSG16H-12-20-25-32mm-ball-screw/32839863642.html</text:p>
          </table:table-cell>
          <table:table-cell table:style-name="ce2" table:number-columns-repeated="1019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8]*[.C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19]*[.C1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0]*[.C2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1]*[.C21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2]*[.C2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3]*[.C2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4]*[.C24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5]*[.C25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6]*[.C2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B27]*[.C27]" office:value-type="float" office:value="0" calcext:value-type="float">
            <text:p>0</text:p>
          </table:table-cell>
          <table:table-cell office:value-type="string" calcext:value-type="string">
            <text:p>celkem</text:p>
          </table:table-cell>
          <table:table-cell table:formula="of:=SUM([.D2:.D102]) *22.39" office:value-type="float" office:value="11466.3668" calcext:value-type="float">
            <text:p>11466,366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0">00.00.0000</text:date>, <text:time style:data-style-name="N2" text:time-value="21:36:44.33682242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22:37:36.810737918</meta:creation-date>
    <dc:date>2019-03-10T21:38:26.919386581</dc:date>
    <meta:editing-duration>PT39M44S</meta:editing-duration>
    <meta:editing-cycles>8</meta:editing-cycles>
    <meta:generator>LibreOffice/5.2.7.2$Linux_X86_64 LibreOffice_project/20m0$Build-2</meta:generator>
    <meta:document-statistic meta:table-count="1" meta:cell-count="65" meta:object-count="0"/>
  </office:meta>
</office:document-meta>
</file>